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9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54.1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41mm"/>
    </style:style>
    <style:style style:name="co7" style:family="table-column">
      <style:table-column-properties fo:break-before="auto" style:column-width="37.11mm"/>
    </style:style>
    <style:style style:name="co8" style:family="table-column">
      <style:table-column-properties fo:break-before="auto" style:column-width="35.95mm"/>
    </style:style>
    <style:style style:name="co9" style:family="table-column">
      <style:table-column-properties fo:break-before="auto" style:column-width="36.21mm"/>
    </style:style>
    <style:style style:name="co10" style:family="table-column">
      <style:table-column-properties fo:break-before="auto" style:column-width="44.66mm"/>
    </style:style>
    <style:style style:name="co11" style:family="table-column">
      <style:table-column-properties fo:break-before="auto" style:column-width="51.01mm"/>
    </style:style>
    <style:style style:name="co12" style:family="table-column">
      <style:table-column-properties fo:break-before="auto" style:column-width="26.69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76mm"/>
    </style:style>
    <style:style style:name="co15" style:family="table-column">
      <style:table-column-properties fo:break-before="auto" style:column-width="27.31mm"/>
    </style:style>
    <style:style style:name="co16" style:family="table-column">
      <style:table-column-properties fo:break-before="auto" style:column-width="29.14mm"/>
    </style:style>
    <style:style style:name="co17" style:family="table-column">
      <style:table-column-properties fo:break-before="auto" style:column-width="55.54mm"/>
    </style:style>
    <style:style style:name="co18" style:family="table-column">
      <style:table-column-properties fo:break-before="auto" style:column-width="33.76mm"/>
    </style:style>
    <style:style style:name="co19" style:family="table-column">
      <style:table-column-properties fo:break-before="auto" style:column-width="50.09mm"/>
    </style:style>
    <style:style style:name="co20" style:family="table-column">
      <style:table-column-properties fo:break-before="auto" style:column-width="35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04"/>
    <style:style style:name="ce2" style:family="table-cell" style:parent-style-name="Default" style:data-style-name="N11"/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 style:data-style-name="N104">
      <style:table-cell-properties fo:border-bottom="none" fo:border-left="none" fo:border-right="none" fo:border-top="0.74pt solid #000000"/>
    </style:style>
    <style:style style:name="ce5" style:family="table-cell" style:parent-style-name="Default" style:data-style-name="N3"/>
    <style:style style:name="ce6" style:family="table-cell" style:parent-style-name="Default">
      <style:table-cell-properties fo:background-color="#3399ff"/>
    </style:style>
    <style:style style:name="ce7" style:family="table-cell" style:parent-style-name="Default" style:data-style-name="N104">
      <style:table-cell-properties fo:background-color="#3399ff"/>
    </style:style>
    <style:style style:name="ce8" style:family="table-cell" style:parent-style-name="Default" style:data-style-name="N104">
      <style:table-cell-properties fo:border-bottom="none" fo:background-color="#3399ff" fo:border-left="none" fo:border-right="none" fo:border-top="0.74pt solid #000000"/>
    </style:style>
    <style:style style:name="ce9" style:family="table-cell" style:parent-style-name="Default">
      <style:table-cell-properties fo:border-bottom="none" fo:border-left="2.01pt solid #000000" fo:border-right="none" fo:border-top="none"/>
    </style:style>
    <style:style style:name="ce10" style:family="table-cell" style:parent-style-name="Default" style:data-style-name="N3">
      <style:table-cell-properties fo:border-bottom="none" fo:border-left="2.01pt solid #000000" fo:border-right="none" fo:border-top="none"/>
    </style:style>
    <style:style style:name="ce11" style:family="table-cell" style:parent-style-name="Default" style:data-style-name="N0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 Stats (*0)&quot;;&quot;Market Price Sales Only (*1)&quot;;&quot;Balance Sheets Only (*2)&quot;;&quot;Market Price Sales and Balance Sheet (*3)&quot;;&quot;Market Research Only (*4)&quot;;&quot;Market Price Sales and Market Research (*5)&quot;;&quot;Balance Sheets and Market Research (*6)&quot;;&quot;Market Price Sales, Balance Sheet, Market Research (*7)&quot;)" table:allow-empty-cell="true" table:display-list="unsorted" table:base-cell-address="Decision.G27">
          <table:error-message table:message-type="stop" table:display="true"/>
        </table:content-validation>
        <table:content-validation table:name="val2" table:condition="of:cell-content-is-in-list(&quot;Purchase (£65,000 per 10,000)&quot;;&quot;De-comission&quot;;&quot;Neither&quot;)" table:allow-empty-cell="true" table:display-list="unsorted" table:base-cell-address="Decision.G28">
          <table:error-message table:message-type="stop" table:display="true"/>
        </table:content-validation>
        <table:content-validation table:name="val3" table:condition="of:cell-content-is-in-list(&quot;Apply&quot;;&quot;Repay&quot;;&quot;Neither&quot;)" table:allow-empty-cell="true" table:display-list="unsorted" table:base-cell-address="Decision.G37">
          <table:error-message table:message-type="stop" table:display="true"/>
        </table:content-validation>
      </table:content-validations>
      <table:table table:name="Update 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Data for Next period</text:p>
          </table:table-cell>
          <table:table-cell table:number-columns-repeated="3"/>
          <table:table-cell office:value-type="string" calcext:value-type="string">
            <text:p>Price per unit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apacity Units Available: </text:p>
          </table:table-cell>
          <table:table-cell office:value-type="float" office:value="550000" calcext:value-type="float">
            <text:p>550000</text:p>
          </table:table-cell>
          <table:table-cell/>
          <table:table-cell office:value-type="string" calcext:value-type="string">
            <text:p>Labour</text:p>
          </table:table-cell>
          <table:table-cell office:value-type="float" office:value="17.87" calcext:value-type="float">
            <text:p>17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ion Fixed Costs: </text:p>
          </table:table-cell>
          <table:table-cell table:style-name="ce1" office:value-type="currency" office:currency="GBP" office:value="3300000" calcext:value-type="currency">
            <text:p>£3,300,000.00</text:p>
          </table:table-cell>
          <table:table-cell table:style-name="ce1"/>
          <table:table-cell office:value-type="string" calcext:value-type="string">
            <text:p>Material</text:p>
          </table:table-cell>
          <table:table-cell office:value-type="float" office:value="8.35" calcext:value-type="float">
            <text:p>8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Development Product Alpha: 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/>
          <table:table-cell office:value-type="string" calcext:value-type="string">
            <text:p>Warehouse Standard cost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 Development Product Delta: </text:p>
          </table:table-cell>
          <table:table-cell table:style-name="ce2" office:value-type="percentage" office:value="0.05" calcext:value-type="percentage">
            <text:p>5.00%</text:p>
          </table:table-cell>
          <table:table-cell table:style-name="ce2"/>
          <table:table-cell office:value-type="string" calcext:value-type="string">
            <text:p>Warehousing Costs per 100 unit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ct - Product Alpha: </text:p>
          </table:table-cell>
          <table:table-cell office:value-type="string" calcext:value-type="string">
            <text:p>0 units</text:p>
          </table:table-cell>
          <table:table-cell/>
          <table:table-cell office:value-type="string" calcext:value-type="string">
            <text:p>Packaging Cos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ct - Product Delta: </text:p>
          </table:table-cell>
          <table:table-cell office:value-type="string" calcext:value-type="string">
            <text:p>70,000 units</text:p>
          </table:table-cell>
          <table:table-cell/>
          <table:table-cell office:value-type="string" calcext:value-type="string">
            <text:p>Buying Into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Loan:</text:p>
          </table:table-cell>
          <table:table-cell table:style-name="ce1" office:value-type="currency" office:currency="GBP" office:value="25000000" calcext:value-type="currency">
            <text:p>£25,000,000.00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duction Capacity</text:p>
          </table:table-cell>
          <table:table-cell office:value-type="float" office:value="550000" calcext:value-type="float">
            <text:p>55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lance now available: </text:p>
          </table:table-cell>
          <table:table-cell table:style-name="ce1" office:value-type="currency" office:currency="GBP" office:value="13000000" calcext:value-type="currency">
            <text:p>£13,000,000.00</text:p>
          </table:table-cell>
          <table:table-cell table:style-name="ce1"/>
          <table:table-cell office:value-type="string" calcext:value-type="string">
            <text:p>Price chang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</text:p>
          </table:table-cell>
          <table:table-cell office:value-type="string" calcext:value-type="string">
            <text:p>£0 Tax next perio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x on Losses Carried Forward</text:p>
          </table:table-cell>
          <table:table-cell table:style-name="ce1" office:value-type="currency" office:currency="GBP" office:value="0" calcext:value-type="currency">
            <text:p>£0.00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urrent Loan</text:p>
          </table:table-cell>
          <table:table-cell office:value-type="float" office:value="12000000" calcext:value-type="float">
            <text:p>12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 Image - Product Alpha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nk Interest Rate</text:p>
          </table:table-cell>
          <table:table-cell table:style-name="ce2" office:value-type="percentage" office:value="0.08" calcext:value-type="percentage">
            <text:p>8.00%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ax Rate (every 2 real weeks)</text:p>
          </table:table-cell>
          <table:table-cell table:style-name="ce2" office:value-type="percentage" office:value="0.21" calcext:value-type="percentage">
            <text:p>21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 Image - Product Delta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d Debts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etitor Info price per category:</text:p>
          </table:table-cell>
          <table:table-cell table:style-name="ce1" office:value-type="currency" office:currency="GBP" office:value="10000" calcext:value-type="currency">
            <text:p>£10,000.0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Our Decisio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Units Made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Produciton C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ta </text:p>
          </table:table-cell>
          <table:table-cell table:number-columns-repeated="7"/>
        </table:table-row>
      </table:table>
      <table:table table:name="Production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elling Pric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Product Development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Product Development</text:p>
          </table:table-cell>
          <table:table-cell table:style-name="ce6"/>
          <table:table-cell/>
        </table:table-row>
        <table:table-row table:style-name="ro1">
          <table:table-cell table:number-columns-repeated="4"/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AW</text:p>
          </table:table-cell>
          <table:table-cell table:style-name="ce1" office:value-type="currency" office:currency="GBP" office:value="52" calcext:value-type="currency">
            <text:p>£52.00</text:p>
          </table:table-cell>
          <table:table-cell table:style-name="ce1" office:value-type="currency" office:currency="GBP" office:value="200000" calcext:value-type="currency">
            <text:p>£200,000.00</text:p>
          </table:table-cell>
          <table:table-cell table:style-name="ce1" office:value-type="currency" office:currency="GBP" office:value="100000" calcext:value-type="currency" table:number-columns-spanned="1" table:number-rows-spanned="3">
            <text:p>£100,000.00</text:p>
          </table:table-cell>
          <table:table-cell table:style-name="ce7" office:value-type="currency" office:currency="GBP" office:value="1600000" calcext:value-type="currency">
            <text:p>£1,600,000.00</text:p>
          </table:table-cell>
          <table:table-cell table:style-name="ce7" office:value-type="currency" office:currency="GBP" office:value="800000" calcext:value-type="currency" table:number-columns-spanned="1" table:number-rows-spanned="3">
            <text:p>£800,000.00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AI</text:p>
          </table:table-cell>
          <table:table-cell table:style-name="ce1" office:value-type="currency" office:currency="GBP" office:value="46" calcext:value-type="currency">
            <text:p>£46.00</text:p>
          </table:table-cell>
          <table:table-cell table:style-name="ce1" office:value-type="currency" office:currency="GBP" office:value="180000" calcext:value-type="currency">
            <text:p>£180,000.00</text:p>
          </table:table-cell>
          <table:covered-table-cell table:style-name="ce1"/>
          <table:table-cell table:style-name="ce7" office:value-type="currency" office:currency="GBP" office:value="1440000" calcext:value-type="currency">
            <text:p>£1,440,000.00</text:p>
          </table:table-cell>
          <table:covered-table-cell table:style-name="ce7"/>
          <table:table-cell table:style-name="ce7"/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table:style-name="ce1" office:value-type="currency" office:currency="GBP" office:value="0" calcext:value-type="currency">
            <text:p>£0.00</text:p>
          </table:table-cell>
          <table:table-cell table:style-name="ce1"/>
          <table:covered-table-cell table:style-name="ce1"/>
          <table:table-cell table:style-name="ce7"/>
          <table:covered-table-cell table:style-name="ce7"/>
          <table:table-cell table:style-name="ce7"/>
          <table:table-cell/>
        </table:table-row>
        <table:table-row table:style-name="ro1">
          <table:table-cell table:style-name="ce3" office:value-type="string" calcext:value-type="string">
            <text:p>DI</text:p>
          </table:table-cell>
          <table:table-cell table:style-name="ce4" office:value-type="currency" office:currency="GBP" office:value="78" calcext:value-type="currency">
            <text:p>£78.00</text:p>
          </table:table-cell>
          <table:table-cell table:style-name="ce4" office:value-type="currency" office:currency="GBP" office:value="300000" calcext:value-type="currency">
            <text:p>£300,000.00</text:p>
          </table:table-cell>
          <table:table-cell table:style-name="ce4" office:value-type="currency" office:currency="GBP" office:value="300000" calcext:value-type="currency" table:number-columns-spanned="1" table:number-rows-spanned="2">
            <text:p>£300,000.00</text:p>
          </table:table-cell>
          <table:table-cell table:style-name="ce8" office:value-type="currency" office:currency="GBP" office:value="2400000" calcext:value-type="currency">
            <text:p>£2,400,000.00</text:p>
          </table:table-cell>
          <table:table-cell table:style-name="ce8" office:value-type="currency" office:currency="GBP" office:value="2400000" calcext:value-type="currency" table:number-columns-spanned="1" table:number-rows-spanned="2">
            <text:p>£2,400,000.00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table:style-name="ce1" office:value-type="currency" office:currency="GBP" office:value="0" calcext:value-type="currency">
            <text:p>£0.00</text:p>
          </table:table-cell>
          <table:table-cell table:style-name="ce1"/>
          <table:covered-table-cell table:style-name="ce1"/>
          <table:table-cell table:style-name="ce7"/>
          <table:covered-table-cell table:style-name="ce7"/>
          <table:table-cell table:style-name="ce7"/>
          <table:table-cell/>
        </table:table-row>
        <table:table-row table:style-name="ro1">
          <table:table-cell table:number-columns-repeated="4"/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Material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nit Cos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/Forward</text:p>
          </table:table-cell>
          <table:table-cell table:style-name="ce5" office:value-type="float" office:value="113000" calcext:value-type="float">
            <text:p>113,000</text:p>
          </table:table-cell>
          <table:table-cell table:style-name="ce1" office:value-type="currency" office:currency="GBP" office:value="963000" calcext:value-type="currency">
            <text:p>£963,000.00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Purchases</text:p>
          </table:table-cell>
          <table:table-cell table:style-name="ce5" office:value-type="float" office:value="600000" calcext:value-type="float">
            <text:p>600,000</text:p>
          </table:table-cell>
          <table:table-cell table:style-name="ce1" office:value-type="currency" office:currency="GBP" office:value="5010000" calcext:value-type="currency">
            <text:p>£5,010,000.00</text:p>
          </table:table-cell>
          <table:table-cell table:style-name="ce1" office:value-type="currency" office:currency="GBP" office:value="8.35" calcext:value-type="currency">
            <text:p>£8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 Total</text:p>
          </table:table-cell>
          <table:table-cell table:style-name="ce5" table:formula="of:=[.B14]+[.B15]" office:value-type="float" office:value="713000" calcext:value-type="float">
            <text:p>713,000</text:p>
          </table:table-cell>
          <table:table-cell table:style-name="ce1" office:value-type="currency" office:currency="GBP" office:value="5973000" calcext:value-type="currency">
            <text:p>£5,973,000.00</text:p>
          </table:table-cell>
          <table:table-cell table:style-name="ce1" table:formula="of:=[.C16]/[.B16]" office:value-type="currency" office:currency="GBP" office:value="8.37727910238429" calcext:value-type="currency">
            <text:p>£8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d</text:p>
          </table:table-cell>
          <table:table-cell table:style-name="ce5" office:value-type="float" office:value="550000" calcext:value-type="float">
            <text:p>550,000</text:p>
          </table:table-cell>
          <table:table-cell table:style-name="ce1" office:value-type="currency" office:currency="GBP" office:value="4607500" calcext:value-type="currency">
            <text:p>£4,607,500.00</text:p>
          </table:table-cell>
          <table:table-cell table:style-name="ce1" table:formula="of:=[.C17]/[.B17]" office:value-type="currency" office:currency="GBP" office:value="8.37727272727273" calcext:value-type="currency">
            <text:p>£8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/Forward</text:p>
          </table:table-cell>
          <table:table-cell table:style-name="ce5" table:formula="of:=[.B16]-[.B17]" office:value-type="float" office:value="163000" calcext:value-type="float">
            <text:p>163,000</text:p>
          </table:table-cell>
          <table:table-cell table:style-name="ce1" table:formula="of:=[.C16]-[.C17]" office:value-type="currency" office:currency="GBP" office:value="1365500" calcext:value-type="currency">
            <text:p>£1,365,500.00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 table:number-columns-spanned="3" table:number-rows-spanned="1">
            <text:p>Alpha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Delta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nit Cost</text:p>
          </table:table-cell>
          <table:table-cell table:style-name="ce9" office:value-type="string" calcext:value-type="string">
            <text:p>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nit Cost</text:p>
          </table:table-cell>
          <table:table-cell/>
        </table:table-row>
        <table:table-row table:style-name="ro1">
          <table:table-cell table:number-columns-repeated="4"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B/Forward</text:p>
          </table:table-cell>
          <table:table-cell table:style-name="ce5" office:value-type="float" office:value="16000" calcext:value-type="float">
            <text:p>16,000</text:p>
          </table:table-cell>
          <table:table-cell table:style-name="ce1" office:value-type="currency" office:currency="GBP" office:value="422950" calcext:value-type="currency">
            <text:p>£422,950.00</text:p>
          </table:table-cell>
          <table:table-cell table:style-name="ce1"/>
          <table:table-cell table:style-name="ce10" office:value-type="float" office:value="30300" calcext:value-type="float">
            <text:p>30,300</text:p>
          </table:table-cell>
          <table:table-cell table:style-name="ce1" office:value-type="currency" office:currency="GBP" office:value="1599470" calcext:value-type="currency">
            <text:p>£1,599,470.00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Production</text:p>
          </table:table-cell>
          <table:table-cell table:style-name="ce5" office:value-type="float" office:value="300000" calcext:value-type="float">
            <text:p>300,000</text:p>
          </table:table-cell>
          <table:table-cell table:style-name="ce1" office:value-type="currency" office:currency="GBP" office:value="7875000" calcext:value-type="currency">
            <text:p>£7,875,000.00</text:p>
          </table:table-cell>
          <table:table-cell table:style-name="ce1" table:formula="of:=[.C24]/[.B24]" office:value-type="currency" office:currency="GBP" office:value="26.25" calcext:value-type="currency">
            <text:p>£26.25</text:p>
          </table:table-cell>
          <table:table-cell table:style-name="ce10" office:value-type="float" office:value="125000" calcext:value-type="float">
            <text:p>125,000</text:p>
          </table:table-cell>
          <table:table-cell table:style-name="ce1" office:value-type="currency" office:currency="GBP" office:value="6562500" calcext:value-type="currency">
            <text:p>£6,562,500.00</text:p>
          </table:table-cell>
          <table:table-cell table:style-name="ce1" table:formula="of:=[.F24]/[.E24]" office:value-type="currency" office:currency="GBP" office:value="52.5" calcext:value-type="currency">
            <text:p>£52.50</text:p>
          </table:table-cell>
          <table:table-cell table:style-name="ce1"/>
        </table:table-row>
        <table:table-row table:style-name="ro1">
          <table:table-cell office:value-type="string" calcext:value-type="string">
            <text:p>Sub Total</text:p>
          </table:table-cell>
          <table:table-cell table:style-name="ce5" table:formula="of:=[.B23]+[.B24]" office:value-type="float" office:value="316000" calcext:value-type="float">
            <text:p>316,000</text:p>
          </table:table-cell>
          <table:table-cell table:style-name="ce1" office:value-type="currency" office:currency="GBP" office:value="8297950" calcext:value-type="currency">
            <text:p>£8,297,950.00</text:p>
          </table:table-cell>
          <table:table-cell table:style-name="ce1" table:formula="of:=[.C25]/[.B25]" office:value-type="currency" office:currency="GBP" office:value="26.259335443038" calcext:value-type="currency">
            <text:p>£26.26</text:p>
          </table:table-cell>
          <table:table-cell table:style-name="ce10" table:formula="of:=[.E24]+[.E23]" office:value-type="float" office:value="155300" calcext:value-type="float">
            <text:p>155,300</text:p>
          </table:table-cell>
          <table:table-cell table:style-name="ce1" table:formula="of:=[.F23]+[.F24]" office:value-type="currency" office:currency="GBP" office:value="8161970" calcext:value-type="currency">
            <text:p>£8,161,970.00</text:p>
          </table:table-cell>
          <table:table-cell table:style-name="ce1" table:formula="of:=[.F25]/[.E25]" office:value-type="currency" office:currency="GBP" office:value="52.5561493882807" calcext:value-type="currency">
            <text:p>£52.56</text:p>
          </table:table-cell>
          <table:table-cell table:style-name="ce1"/>
        </table:table-row>
        <table:table-row table:style-name="ro1">
          <table:table-cell office:value-type="string" calcext:value-type="string">
            <text:p>Sold</text:p>
          </table:table-cell>
          <table:table-cell table:style-name="ce5" office:value-type="float" office:value="270930" calcext:value-type="float">
            <text:p>270,930</text:p>
          </table:table-cell>
          <table:table-cell table:style-name="ce1" office:value-type="currency" office:currency="GBP" office:value="7114440" calcext:value-type="currency">
            <text:p>£7,114,440.00</text:p>
          </table:table-cell>
          <table:table-cell table:style-name="ce1" table:formula="of:=[.C26]/[.B26]" office:value-type="currency" office:currency="GBP" office:value="26.2593289779648" calcext:value-type="currency">
            <text:p>£26.26</text:p>
          </table:table-cell>
          <table:table-cell table:style-name="ce10" office:value-type="float" office:value="75200" calcext:value-type="float">
            <text:p>75,200</text:p>
          </table:table-cell>
          <table:table-cell table:style-name="ce1" office:value-type="currency" office:currency="GBP" office:value="3952220" calcext:value-type="currency">
            <text:p>£3,952,220.00</text:p>
          </table:table-cell>
          <table:table-cell table:style-name="ce1" table:formula="of:=[.F26]/[.E26]" office:value-type="currency" office:currency="GBP" office:value="52.5561170212766" calcext:value-type="currency">
            <text:p>£52.56</text:p>
          </table:table-cell>
          <table:table-cell table:style-name="ce1"/>
        </table:table-row>
        <table:table-row table:style-name="ro1">
          <table:table-cell office:value-type="string" calcext:value-type="string">
            <text:p>C/Forward</text:p>
          </table:table-cell>
          <table:table-cell table:style-name="ce5" table:formula="of:=[.B25]-[.B26]" office:value-type="float" office:value="45070" calcext:value-type="float">
            <text:p>45,070</text:p>
          </table:table-cell>
          <table:table-cell table:style-name="ce1" table:formula="of:=[.C25]-[.C26]" office:value-type="currency" office:currency="GBP" office:value="1183510" calcext:value-type="currency">
            <text:p>£1,183,510.00</text:p>
          </table:table-cell>
          <table:table-cell table:style-name="ce1"/>
          <table:table-cell table:style-name="ce11" table:formula="of:=[.E25]-[.E26]" office:value-type="float" office:value="80100" calcext:value-type="float">
            <text:p>80100</text:p>
          </table:table-cell>
          <table:table-cell table:style-name="ce1" table:formula="of:=[.F25]-[.F26]" office:value-type="currency" office:currency="GBP" office:value="4209750" calcext:value-type="currency">
            <text:p>£4,209,750.00</text:p>
          </table:table-cell>
          <table:table-cell table:style-name="ce1"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</table:table>
      <table:table table:name="Profit" table:style-name="ta1">
        <office:forms form:automatic-focus="false" form:apply-design-mode="false"/>
        <table:table-column table:style-name="co10" table:default-cell-style-name="Default"/>
        <table:table-column table:style-name="co8" table:default-cell-style-name="ce1"/>
        <table:table-column table:style-name="co5" table:number-columns-repeated="6" table:default-cell-style-name="Default"/>
        <table:table-row table:style-name="ro1">
          <table:table-cell/>
          <table:table-cell table:style-name="Default" office:value-type="string" calcext:value-type="string">
            <text:p>We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ofit and loss</text:p>
          </table:table-cell>
          <table:table-cell table:style-name="Default" office:value-type="string" calcext:value-type="string">
            <text:p>Previo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otal Sales Revenue</text:p>
          </table:table-cell>
          <table:table-cell office:value-type="currency" office:currency="GBP" office:value="19633320" calcext:value-type="currency">
            <text:p>£19,633,320.00</text:p>
          </table:table-cell>
          <table:table-cell office:value-type="float" office:value="22882970" calcext:value-type="float">
            <text:p>228829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duct Expenditure: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ost of Goods Sold</text:p>
          </table:table-cell>
          <table:table-cell office:value-type="currency" office:currency="GBP" office:value="11066660" calcext:value-type="currency">
            <text:p>£11,066,660.00</text:p>
          </table:table-cell>
          <table:table-cell office:value-type="float" office:value="13173330" calcext:value-type="float">
            <text:p>13173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duction Fixed Costs</text:p>
          </table:table-cell>
          <table:table-cell office:value-type="currency" office:currency="GBP" office:value="3300000" calcext:value-type="currency">
            <text:p>£3,300,000.00</text:p>
          </table:table-cell>
          <table:table-cell office:value-type="float" office:value="3300000" calcext:value-type="float">
            <text:p>33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nt Depreciation</text:p>
          </table:table-cell>
          <table:table-cell office:value-type="currency" office:currency="GBP" office:value="357500" calcext:value-type="currency">
            <text:p>£357,500.00</text:p>
          </table:table-cell>
          <table:table-cell office:value-type="float" office:value="354500" calcext:value-type="float">
            <text:p>354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ehousing</text:p>
          </table:table-cell>
          <table:table-cell office:value-type="currency" office:currency="GBP" office:value="368600" calcext:value-type="currency">
            <text:p>£368,600.00</text:p>
          </table:table-cell>
          <table:table-cell office:value-type="float" office:value="626400" calcext:value-type="float">
            <text:p>626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riage and Packing</text:p>
          </table:table-cell>
          <table:table-cell office:value-type="currency" office:currency="GBP" office:value="692260" calcext:value-type="currency">
            <text:p>£692,260.00</text:p>
          </table:table-cell>
          <table:table-cell office:value-type="float" office:value="749840" calcext:value-type="float">
            <text:p>749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t Reduction</text:p>
          </table:table-cell>
          <table:table-cell office:value-type="currency" office:currency="GBP" office:value="0" calcext:value-type="currency">
            <text:p>£0.00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duct Development</text:p>
          </table:table-cell>
          <table:table-cell office:value-type="currency" office:currency="GBP" office:value="400000" calcext:value-type="currency">
            <text:p>£400,000.00</text:p>
          </table:table-cell>
          <table:table-cell office:value-type="float" office:value="1000000" calcext:value-type="float">
            <text:p>1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currency" office:currency="GBP" office:value="680000" calcext:value-type="currency">
            <text:p>£680,000.00</text:p>
          </table:table-cell>
          <table:table-cell office:value-type="float" office:value="1050000" calcext:value-type="float">
            <text:p>105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ket Consultancy &amp;</text:p>
          </table:table-cell>
          <table:table-cell office:value-type="currency" office:currency="GBP" office:value="0" calcext:value-type="currency">
            <text:p>£0.00</text:p>
          </table:table-cell>
          <table:table-cell office:value-type="float" office:value="120000" calcext:value-type="float">
            <text:p>1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oan Interest</text:p>
          </table:table-cell>
          <table:table-cell office:value-type="currency" office:currency="GBP" office:value="960000" calcext:value-type="currency">
            <text:p>£960,000.00</text:p>
          </table:table-cell>
          <table:table-cell office:value-type="float" office:value="1276990" calcext:value-type="float">
            <text:p>1276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currency" office:currency="GBP" office:value="700000" calcext:value-type="currency">
            <text:p>£700,000.00</text:p>
          </table:table-cell>
          <table:table-cell office:value-type="float" office:value="700000" calcext:value-type="float">
            <text:p>7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d Debts Written Off</text:p>
          </table:table-cell>
          <table:table-cell office:value-type="currency" office:currency="GBP" office:value="245410" calcext:value-type="currency">
            <text:p>£245,410.00</text:p>
          </table:table-cell>
          <table:table-cell office:value-type="float" office:value="286030" calcext:value-type="float">
            <text:p>286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office:value-type="currency" office:currency="GBP" office:value="18770430" calcext:value-type="currency">
            <text:p>£18,770,430.00</text:p>
          </table:table-cell>
          <table:table-cell office:value-type="float" office:value="23240090" calcext:value-type="float">
            <text:p>2324009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rofit before Tax</text:p>
          </table:table-cell>
          <table:table-cell office:value-type="currency" office:currency="GBP" office:value="862890" calcext:value-type="currency">
            <text:p>£862,890.00</text:p>
          </table:table-cell>
          <table:table-cell office:value-type="float" office:value="-357120" calcext:value-type="float">
            <text:p>-357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vision for Tax</text:p>
          </table:table-cell>
          <table:table-cell office:value-type="currency" office:currency="GBP" office:value="181200" calcext:value-type="currency">
            <text:p>£181,200.00</text:p>
          </table:table-cell>
          <table:table-cell office:value-type="float" office:value="74990" calcext:value-type="float">
            <text:p>74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fit for Period</text:p>
          </table:table-cell>
          <table:table-cell office:value-type="currency" office:currency="GBP" office:value="681690" calcext:value-type="currency">
            <text:p>£681,690.00</text:p>
          </table:table-cell>
          <table:table-cell office:value-type="float" office:value="-282130" calcext:value-type="float">
            <text:p>-28213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Balance Sheet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hare Capital</text:p>
          </table:table-cell>
          <table:table-cell office:value-type="currency" office:currency="GBP" office:value="15000000" calcext:value-type="currency">
            <text:p>£15,000,000.00</text:p>
          </table:table-cell>
          <table:table-cell office:value-type="float" office:value="15000000" calcext:value-type="float">
            <text:p>15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ns</text:p>
          </table:table-cell>
          <table:table-cell office:value-type="currency" office:currency="GBP" office:value="12000000" calcext:value-type="currency">
            <text:p>£12,000,000.00</text:p>
          </table:table-cell>
          <table:table-cell office:value-type="float" office:value="13302000" calcext:value-type="float">
            <text:p>1330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fit &amp; Loss A/C</text:p>
          </table:table-cell>
          <table:table-cell office:value-type="currency" office:currency="GBP" office:value="5681690" calcext:value-type="currency">
            <text:p>£5,681,690.00</text:p>
          </table:table-cell>
          <table:table-cell office:value-type="float" office:value="5399560" calcext:value-type="float">
            <text:p>5399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Capital Employed </text:p>
          </table:table-cell>
          <table:table-cell office:value-type="currency" office:currency="GBP" office:value="32681690" calcext:value-type="currency">
            <text:p>£32,681,690.00</text:p>
          </table:table-cell>
          <table:table-cell office:value-type="float" office:value="33701560" calcext:value-type="float">
            <text:p>3370156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presented by:-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lant at Net Book Value</text:p>
          </table:table-cell>
          <table:table-cell office:value-type="currency" office:currency="GBP" office:value="2535000" calcext:value-type="currency">
            <text:p>£2,535,000.00</text:p>
          </table:table-cell>
          <table:table-cell office:value-type="float" office:value="2177500" calcext:value-type="float">
            <text:p>2177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k - Materials</text:p>
          </table:table-cell>
          <table:table-cell office:value-type="currency" office:currency="GBP" office:value="1365500" calcext:value-type="currency">
            <text:p>£1,365,500.00</text:p>
          </table:table-cell>
          <table:table-cell office:value-type="float" office:value="107800" calcext:value-type="float">
            <text:p>107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k - Finished Goods</text:p>
          </table:table-cell>
          <table:table-cell office:value-type="currency" office:currency="GBP" office:value="5393260" calcext:value-type="currency">
            <text:p>£5,393,260.00</text:p>
          </table:table-cell>
          <table:table-cell office:value-type="float" office:value="6646430" calcext:value-type="float">
            <text:p>66464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btors</text:p>
          </table:table-cell>
          <table:table-cell office:value-type="currency" office:currency="GBP" office:value="4662920" calcext:value-type="currency">
            <text:p>£4,662,920.00</text:p>
          </table:table-cell>
          <table:table-cell office:value-type="float" office:value="5434710" calcext:value-type="float">
            <text:p>54347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h</text:p>
          </table:table-cell>
          <table:table-cell office:value-type="currency" office:currency="GBP" office:value="20306210" calcext:value-type="currency">
            <text:p>£20,306,210.00</text:p>
          </table:table-cell>
          <table:table-cell office:value-type="float" office:value="20265130" calcext:value-type="float">
            <text:p>202651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Assets </text:p>
          </table:table-cell>
          <table:table-cell office:value-type="currency" office:currency="GBP" office:value="34262888" calcext:value-type="currency">
            <text:p>£34,262,888.00</text:p>
          </table:table-cell>
          <table:table-cell office:value-type="float" office:value="35601770" calcext:value-type="float">
            <text:p>3560177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educt:-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reditors</text:p>
          </table:table-cell>
          <table:table-cell office:value-type="currency" office:currency="GBP" office:value="1400000" calcext:value-type="currency">
            <text:p>£1,400,000.00</text:p>
          </table:table-cell>
          <table:table-cell office:value-type="float" office:value="1794000" calcext:value-type="float">
            <text:p>1794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ation Reserve</text:p>
          </table:table-cell>
          <table:table-cell office:value-type="currency" office:currency="GBP" office:value="181200" calcext:value-type="currency">
            <text:p>£181,200.00</text:p>
          </table:table-cell>
          <table:table-cell office:value-type="float" office:value="106210" calcext:value-type="float">
            <text:p>1062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Current Liabilities </text:p>
          </table:table-cell>
          <table:table-cell office:value-type="currency" office:currency="GBP" office:value="1581200" calcext:value-type="currency">
            <text:p>£1,581,200.00</text:p>
          </table:table-cell>
          <table:table-cell office:value-type="float" office:value="1900210" calcext:value-type="float">
            <text:p>190021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et Assets</text:p>
          </table:table-cell>
          <table:table-cell office:value-type="currency" office:currency="GBP" office:value="32681690" calcext:value-type="currency">
            <text:p>£32,681,690.00</text:p>
          </table:table-cell>
          <table:table-cell office:value-type="float" office:value="33701560" calcext:value-type="float">
            <text:p>33701560</text:p>
          </table:table-cell>
          <table:table-cell table:number-columns-repeated="5"/>
        </table:table-row>
      </table:table>
      <table:table table:name="Competative Info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Market Selling Pric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AN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Alpha (Wholesale)</text:p>
          </table:table-cell>
          <table:table-cell table:number-columns-repeated="8" table:style-name="ce1" office:value-type="currency" office:currency="GBP" office:value="52" calcext:value-type="currency">
            <text:p>£52.00</text:p>
          </table:table-cell>
        </table:table-row>
        <table:table-row table:style-name="ro1">
          <table:table-cell office:value-type="string" calcext:value-type="string">
            <text:p>Product Alpha (Industrial)</text:p>
          </table:table-cell>
          <table:table-cell table:number-columns-repeated="8" table:style-name="ce1" office:value-type="currency" office:currency="GBP" office:value="46" calcext:value-type="currency">
            <text:p>£46.00</text:p>
          </table:table-cell>
        </table:table-row>
        <table:table-row table:style-name="ro1">
          <table:table-cell office:value-type="string" calcext:value-type="string">
            <text:p>Product Alpha (Contract)</text:p>
          </table:table-cell>
          <table:table-cell table:number-columns-repeated="8" table:style-name="ce1" office:value-type="currency" office:currency="GBP" office:value="0" calcext:value-type="currency">
            <text:p>£0.00</text:p>
          </table:table-cell>
        </table:table-row>
        <table:table-row table:style-name="ro1">
          <table:table-cell office:value-type="string" calcext:value-type="string">
            <text:p>Product Delta (Industrial)</text:p>
          </table:table-cell>
          <table:table-cell table:number-columns-repeated="8" table:style-name="ce1" office:value-type="currency" office:currency="GBP" office:value="78" calcext:value-type="currency">
            <text:p>£78.00</text:p>
          </table:table-cell>
        </table:table-row>
        <table:table-row table:style-name="ro1">
          <table:table-cell office:value-type="string" calcext:value-type="string">
            <text:p>Product Delta (Contract)</text:p>
          </table:table-cell>
          <table:table-cell table:number-columns-repeated="8" table:style-name="ce1" office:value-type="currency" office:currency="GBP" office:value="0" calcext:value-type="currency">
            <text:p>£0.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Market Statistical Da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AN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ket Costs/Unit Alpha</text:p>
          </table:table-cell>
          <table:table-cell table:number-columns-repeated="8" table:style-name="ce1" office:value-type="currency" office:currency="GBP" office:value="1.4" calcext:value-type="currency">
            <text:p>£1.40</text:p>
          </table:table-cell>
        </table:table-row>
        <table:table-row table:style-name="ro1">
          <table:table-cell office:value-type="string" calcext:value-type="string">
            <text:p>Market Costs/Unit Delta</text:p>
          </table:table-cell>
          <table:table-cell table:number-columns-repeated="8" table:style-name="ce1" office:value-type="currency" office:currency="GBP" office:value="3.99" calcext:value-type="currency">
            <text:p>£3.99</text:p>
          </table:table-cell>
        </table:table-row>
        <table:table-row table:style-name="ro1">
          <table:table-cell office:value-type="string" calcext:value-type="string">
            <text:p>Orders Filled AW</text:p>
          </table:table-cell>
          <table:table-cell table:number-columns-repeated="8" office:value-type="float" office:value="217490" calcext:value-type="float">
            <text:p>217490</text:p>
          </table:table-cell>
        </table:table-row>
        <table:table-row table:style-name="ro1">
          <table:table-cell office:value-type="string" calcext:value-type="string">
            <text:p>Orders Filled AI</text:p>
          </table:table-cell>
          <table:table-cell table:number-columns-repeated="8" office:value-type="float" office:value="53440" calcext:value-type="float">
            <text:p>53440</text:p>
          </table:table-cell>
        </table:table-row>
        <table:table-row table:style-name="ro1">
          <table:table-cell office:value-type="string" calcext:value-type="string">
            <text:p>Orders Filled DI</text:p>
          </table:table-cell>
          <table:table-cell table:number-columns-repeated="8" office:value-type="float" office:value="75200" calcext:value-type="float">
            <text:p>75200</text:p>
          </table:table-cell>
        </table:table-row>
        <table:table-row table:style-name="ro1">
          <table:table-cell office:value-type="string" calcext:value-type="string">
            <text:p>Product Image this Period A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Image this Period D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 Devt % Next Period A</text:p>
          </table:table-cell>
          <table:table-cell table:number-columns-repeated="8" table:style-name="ce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 Devt % Next Period D</text:p>
          </table:table-cell>
          <table:table-cell table:number-columns-repeated="8" table:style-name="ce2" office:value-type="percentage" office:value="0.05" calcext:value-type="percentage">
            <text:p>5.00%</text:p>
          </table:table-cell>
        </table:table-row>
        <table:table-row table:style-name="ro1">
          <table:table-cell office:value-type="string" calcext:value-type="string">
            <text:p>Production Capacity</text:p>
          </table:table-cell>
          <table:table-cell table:number-columns-repeated="8" office:value-type="float" office:value="550000" calcext:value-type="float">
            <text:p>55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ANY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are Capital</text:p>
          </table:table-cell>
          <table:table-cell table:number-columns-repeated="8" table:style-name="ce1" office:value-type="currency" office:currency="GBP" office:value="15000000" calcext:value-type="currency">
            <text:p>£15,000,000.00</text:p>
          </table:table-cell>
        </table:table-row>
        <table:table-row table:style-name="ro1">
          <table:table-cell office:value-type="string" calcext:value-type="string">
            <text:p>Loans</text:p>
          </table:table-cell>
          <table:table-cell table:number-columns-repeated="8" table:style-name="ce1" office:value-type="currency" office:currency="GBP" office:value="12000000" calcext:value-type="currency">
            <text:p>£12,000,000.00</text:p>
          </table:table-cell>
        </table:table-row>
        <table:table-row table:style-name="ro1">
          <table:table-cell office:value-type="string" calcext:value-type="string">
            <text:p>Profit &amp; Loss A/C</text:p>
          </table:table-cell>
          <table:table-cell table:number-columns-repeated="8" table:style-name="ce1" office:value-type="currency" office:currency="GBP" office:value="5681690" calcext:value-type="currency">
            <text:p>£5,681,690.00</text:p>
          </table:table-cell>
        </table:table-row>
        <table:table-row table:style-name="ro1">
          <table:table-cell office:value-type="string" calcext:value-type="string">
            <text:p>Total Capital Employed </text:p>
          </table:table-cell>
          <table:table-cell table:number-columns-repeated="8" table:style-name="ce1" office:value-type="currency" office:currency="GBP" office:value="32681690" calcext:value-type="currency">
            <text:p>£32,681,690.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presented by: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ant at Net Book Value</text:p>
          </table:table-cell>
          <table:table-cell table:number-columns-repeated="8" table:style-name="ce1" office:value-type="currency" office:currency="GBP" office:value="2535000" calcext:value-type="currency">
            <text:p>£2,535,000.00</text:p>
          </table:table-cell>
        </table:table-row>
        <table:table-row table:style-name="ro1">
          <table:table-cell office:value-type="string" calcext:value-type="string">
            <text:p>Stock - Materials</text:p>
          </table:table-cell>
          <table:table-cell table:number-columns-repeated="8" table:style-name="ce1" office:value-type="currency" office:currency="GBP" office:value="1365500" calcext:value-type="currency">
            <text:p>£1,365,500.00</text:p>
          </table:table-cell>
        </table:table-row>
        <table:table-row table:style-name="ro1">
          <table:table-cell office:value-type="string" calcext:value-type="string">
            <text:p>Stock - Finished Goods</text:p>
          </table:table-cell>
          <table:table-cell table:number-columns-repeated="8" table:style-name="ce1" office:value-type="currency" office:currency="GBP" office:value="5393260" calcext:value-type="currency">
            <text:p>£5,393,260.00</text:p>
          </table:table-cell>
        </table:table-row>
        <table:table-row table:style-name="ro1">
          <table:table-cell office:value-type="string" calcext:value-type="string">
            <text:p>Debtors</text:p>
          </table:table-cell>
          <table:table-cell table:number-columns-repeated="8" table:style-name="ce1" office:value-type="currency" office:currency="GBP" office:value="4662920" calcext:value-type="currency">
            <text:p>£4,662,920.00</text:p>
          </table:table-cell>
        </table:table-row>
        <table:table-row table:style-name="ro1">
          <table:table-cell office:value-type="string" calcext:value-type="string">
            <text:p>Cash</text:p>
          </table:table-cell>
          <table:table-cell table:number-columns-repeated="8" table:style-name="ce1" office:value-type="currency" office:currency="GBP" office:value="20306210" calcext:value-type="currency">
            <text:p>£20,306,210.00</text:p>
          </table:table-cell>
        </table:table-row>
        <table:table-row table:style-name="ro1">
          <table:table-cell office:value-type="string" calcext:value-type="string">
            <text:p>Total Assets </text:p>
          </table:table-cell>
          <table:table-cell table:number-columns-repeated="8" table:style-name="ce1" office:value-type="currency" office:currency="GBP" office:value="34262890" calcext:value-type="currency">
            <text:p>£34,262,890.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duct: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ditors</text:p>
          </table:table-cell>
          <table:table-cell table:number-columns-repeated="8" table:style-name="ce1" office:value-type="currency" office:currency="GBP" office:value="1400000" calcext:value-type="currency">
            <text:p>£1,400,000.00</text:p>
          </table:table-cell>
        </table:table-row>
        <table:table-row table:style-name="ro1">
          <table:table-cell office:value-type="string" calcext:value-type="string">
            <text:p>Taxation Reserve</text:p>
          </table:table-cell>
          <table:table-cell table:number-columns-repeated="8" table:style-name="ce1" office:value-type="currency" office:currency="GBP" office:value="181200" calcext:value-type="currency">
            <text:p>£181,200.00</text:p>
          </table:table-cell>
        </table:table-row>
        <table:table-row table:style-name="ro1">
          <table:table-cell office:value-type="string" calcext:value-type="string">
            <text:p>Total Current Liabilities </text:p>
          </table:table-cell>
          <table:table-cell table:number-columns-repeated="8" table:style-name="ce1" office:value-type="currency" office:currency="GBP" office:value="1581200" calcext:value-type="currency">
            <text:p>£1,581,200.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et Assets</text:p>
          </table:table-cell>
          <table:table-cell table:number-columns-repeated="8" table:style-name="ce1" office:value-type="currency" office:currency="GBP" office:value="32681690" calcext:value-type="currency">
            <text:p>£32,681,690.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number-columns-repeated="8"/>
        </table:table-row>
      </table:table>
      <table:table table:name="Decision" table:style-name="ta1">
        <office:forms form:automatic-focus="false" form:apply-design-mode="false"/>
        <table:table-column table:style-name="co17" table:default-cell-style-name="ce12"/>
        <table:table-column table:style-name="co18" table:default-cell-style-name="ce5"/>
        <table:table-column table:style-name="co18" table:default-cell-style-name="ce1"/>
        <table:table-column table:style-name="co18" table:number-columns-repeated="4" table:default-cell-style-name="Default"/>
        <table:table-column table:style-name="co19" table:default-cell-style-name="ce1"/>
        <table:table-column table:style-name="co5" table:number-columns-repeated="4" table:default-cell-style-name="Default"/>
        <table:table-row table:style-name="ro1"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Units</text:p>
          </table:table-cell>
          <table:table-cell table:style-name="Default" office:value-type="string" calcext:value-type="string">
            <text:p>Money</text:p>
          </table:table-cell>
          <table:table-cell office:value-type="string" calcext:value-type="string">
            <text:p>Totals</text:p>
          </table:table-cell>
          <table:table-cell table:number-columns-repeated="3"/>
          <table:table-cell table:style-name="Default" office:value-type="string" calcext:value-type="string">
            <text:p>Money</text:p>
          </table:table-cell>
          <table:table-cell office:value-type="string" calcext:value-type="string">
            <text:p>Tot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 Product AW</text:p>
          </table:table-cell>
          <table:table-cell/>
          <table:table-cell office:value-type="currency" office:currency="GBP" office:value="50" calcext:value-type="currency">
            <text:p>£50.00</text:p>
          </table:table-cell>
          <table:table-cell table:number-columns-repeated="2"/>
          <table:table-cell office:value-type="string" calcext:value-type="string">
            <text:p>Warehouseing</text:p>
          </table:table-cell>
          <table:table-cell office:value-type="string" calcext:value-type="string">
            <text:p>Packaging</text:p>
          </table:table-cell>
          <table:table-cell office:value-type="currency" office:currency="GBP" office:value="52" calcext:value-type="currency">
            <text:p>£52.00</text:p>
          </table:table-cell>
          <table:table-cell table:number-columns-repeated="2"/>
          <table:table-cell office:value-type="string" calcext:value-type="string">
            <text:p>Warehouseing</text:p>
          </table:table-cell>
          <table:table-cell office:value-type="string" calcext:value-type="string">
            <text:p>Packaging</text:p>
          </table:table-cell>
        </table:table-row>
        <table:table-row table:style-name="ro1">
          <table:table-cell office:value-type="string" calcext:value-type="string">
            <text:p>C2 Product AI</text:p>
          </table:table-cell>
          <table:table-cell/>
          <table:table-cell office:value-type="currency" office:currency="GBP" office:value="44" calcext:value-type="currency">
            <text:p>£44.00</text:p>
          </table:table-cell>
          <table:table-cell table:number-columns-repeated="2"/>
          <table:table-cell table:formula="of:=2*(1630+451+801)" office:value-type="float" office:value="5764" calcext:value-type="float">
            <text:p>5764</text:p>
          </table:table-cell>
          <table:table-cell table:formula="of:=2*(70000+60000+250000)" office:value-type="float" office:value="760000" calcext:value-type="float">
            <text:p>760000</text:p>
          </table:table-cell>
          <table:table-cell office:value-type="currency" office:currency="GBP" office:value="46" calcext:value-type="currency">
            <text:p>£46.00</text:p>
          </table:table-cell>
          <table:table-cell table:number-columns-repeated="2"/>
          <table:table-cell table:formula="of:=2*(1630+451+801)" office:value-type="float" office:value="5764" calcext:value-type="float">
            <text:p>5764</text:p>
          </table:table-cell>
          <table:table-cell table:formula="of:=2*(70000+60000+250000)" office:value-type="float" office:value="760000" calcext:value-type="float">
            <text:p>760000</text:p>
          </table:table-cell>
        </table:table-row>
        <table:table-row table:style-name="ro1">
          <table:table-cell office:value-type="string" calcext:value-type="string">
            <text:p>C3 Product AC (Contract)</text:p>
          </table:table-cell>
          <table:table-cell/>
          <table:table-cell office:value-type="currency" office:currency="GBP" office:value="36" calcext:value-type="currency">
            <text:p>£36.00</text:p>
          </table:table-cell>
          <table:table-cell table:number-columns-repeated="4"/>
          <table:table-cell office:value-type="currency" office:currency="GBP" office:value="0" calcext:value-type="currency">
            <text:p>£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 Product DI</text:p>
          </table:table-cell>
          <table:table-cell/>
          <table:table-cell table:style-name="ce4" office:value-type="currency" office:currency="GBP" office:value="73" calcext:value-type="currency">
            <text:p>£73.00</text:p>
          </table:table-cell>
          <table:table-cell table:number-columns-repeated="4"/>
          <table:table-cell table:style-name="ce4" office:value-type="currency" office:currency="GBP" office:value="78" calcext:value-type="currency">
            <text:p>£78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 Product DC (Contract)</text:p>
          </table:table-cell>
          <table:table-cell/>
          <table:table-cell office:value-type="currency" office:currency="GBP" office:value="60" calcext:value-type="currency">
            <text:p>£60.00</text:p>
          </table:table-cell>
          <table:table-cell table:formula="of:=2*[.B11]+[.B10]" office:value-type="float" office:value="550000" calcext:value-type="float">
            <text:p>550000</text:p>
          </table:table-cell>
          <table:table-cell table:number-columns-repeated="3"/>
          <table:table-cell office:value-type="currency" office:currency="GBP" office:value="70" calcext:value-type="currency">
            <text:p>£70.0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1 Production of Product Alpha</text:p>
          </table:table-cell>
          <table:table-cell office:value-type="float" office:value="270000" calcext:value-type="float">
            <text:p>270,000</text:p>
          </table:table-cell>
          <table:table-cell/>
          <table:table-cell table:formula="of:=[.B10]+2*[.B11]" office:value-type="float" office:value="550000" calcext:value-type="float">
            <text:p>55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2 Production of Product Delta</text:p>
          </table:table-cell>
          <table:table-cell office:value-type="float" office:value="140000" calcext:value-type="float">
            <text:p>140,000</text:p>
          </table:table-cell>
          <table:table-cell/>
          <table:table-cell table:formula="of:=([.D10]-129000)/0.75" office:value-type="float" office:value="561333.333333333" calcext:value-type="float">
            <text:p>561333.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 Purchase of Materials Units</text:p>
          </table:table-cell>
          <table:table-cell office:value-type="float" office:value="600000" calcext:value-type="float">
            <text:p>600,00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2">
          <table:table-cell office:value-type="string" calcext:value-type="string">
            <text:p>F1 Line D1 x Unit Labour Cost for Product Alpha</text:p>
          </table:table-cell>
          <table:table-cell/>
          <table:table-cell table:formula="of:=[.B10]*15.43" office:value-type="currency" office:currency="GBP" office:value="4166100" calcext:value-type="currency">
            <text:p>£4,166,100.00</text:p>
          </table:table-cell>
          <table:table-cell table:number-columns-repeated="4"/>
          <table:table-cell table:formula="of:=[.G10]*17.87" office:value-type="currency" office:currency="GBP" office:value="0" calcext:value-type="currency">
            <text:p>£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2 Line D2 x Unit Labour Cost for Product Delta</text:p>
          </table:table-cell>
          <table:table-cell/>
          <table:table-cell table:formula="of:=[.B11]*30.86" office:value-type="currency" office:currency="GBP" office:value="4320400" calcext:value-type="currency">
            <text:p>£4,320,400.00</text:p>
          </table:table-cell>
          <table:table-cell table:number-columns-repeated="4"/>
          <table:table-cell table:formula="of:=[.G11]*2*17.87" office:value-type="currency" office:currency="GBP" office:value="0" calcext:value-type="currency">
            <text:p>£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 Line E x Materials Buying Price Per Unit</text:p>
          </table:table-cell>
          <table:table-cell/>
          <table:table-cell table:formula="of:=[.B12]*8.19" office:value-type="currency" office:currency="GBP" office:value="4914000" calcext:value-type="currency">
            <text:p>£4,914,000.00</text:p>
          </table:table-cell>
          <table:table-cell table:style-name="ce5" table:formula="of:=SUM([.C14:.C16])" office:value-type="float" office:value="13400500" calcext:value-type="float">
            <text:p>13,400,500</text:p>
          </table:table-cell>
          <table:table-cell table:number-columns-repeated="3"/>
          <table:table-cell table:formula="of:=[.G12]*8.35" office:value-type="currency" office:currency="GBP" office:value="0" calcext:value-type="currency">
            <text:p>£0.00</text:p>
          </table:table-cell>
          <table:table-cell table:style-name="ce5" table:formula="of:=SUM([.H14:.H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1 Marketing - Product AW</text:p>
          </table:table-cell>
          <table:table-cell table:style-name="Default"/>
          <table:table-cell office:value-type="currency" office:currency="GBP" office:value="200000" calcext:value-type="currency">
            <text:p>£200,000.00</text:p>
          </table:table-cell>
          <table:table-cell table:number-columns-repeated="4"/>
          <table:table-cell office:value-type="currency" office:currency="GBP" office:value="200000" calcext:value-type="currency">
            <text:p>£200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2 Marketing - Product AI</text:p>
          </table:table-cell>
          <table:table-cell table:style-name="Default"/>
          <table:table-cell office:value-type="currency" office:currency="GBP" office:value="100000" calcext:value-type="currency">
            <text:p>£100,000.00</text:p>
          </table:table-cell>
          <table:table-cell table:number-columns-repeated="4"/>
          <table:table-cell office:value-type="currency" office:currency="GBP" office:value="180000" calcext:value-type="currency">
            <text:p>£180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3 Marketing - Product DI</text:p>
          </table:table-cell>
          <table:table-cell table:style-name="Default"/>
          <table:table-cell office:value-type="currency" office:currency="GBP" office:value="150000" calcext:value-type="currency">
            <text:p>£150,000.00</text:p>
          </table:table-cell>
          <table:table-cell table:number-columns-repeated="4"/>
          <table:table-cell office:value-type="currency" office:currency="GBP" office:value="300000" calcext:value-type="currency">
            <text:p>£300,000.0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2">
          <table:table-cell office:value-type="string" calcext:value-type="string">
            <text:p>I1 Product Development - Product Alpha</text:p>
          </table:table-cell>
          <table:table-cell table:style-name="Default"/>
          <table:table-cell office:value-type="currency" office:currency="GBP" office:value="300000" calcext:value-type="currency">
            <text:p>£300,000.00</text:p>
          </table:table-cell>
          <table:table-cell table:number-columns-repeated="4"/>
          <table:table-cell office:value-type="currency" office:currency="GBP" office:value="100000" calcext:value-type="currency">
            <text:p>£100,00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2 Product Development - Product Delta</text:p>
          </table:table-cell>
          <table:table-cell table:style-name="Default"/>
          <table:table-cell table:style-name="ce13" office:value-type="currency" office:currency="GBP" office:value="250000" calcext:value-type="currency">
            <text:p>£250,000.00</text:p>
          </table:table-cell>
          <table:table-cell table:style-name="ce5" table:formula="of:=[.C18]+[.C19]+[.C20]+[.C22]+[.C23]" office:value-type="float" office:value="1000000" calcext:value-type="float">
            <text:p>1,000,000</text:p>
          </table:table-cell>
          <table:table-cell table:number-columns-repeated="3"/>
          <table:table-cell office:value-type="currency" office:currency="GBP" office:value="300000" calcext:value-type="currency">
            <text:p>£300,000.00</text:p>
          </table:table-cell>
          <table:table-cell table:style-name="ce5" table:formula="of:=[.H18]+[.H19]+[.H20]+[.H22]+[.H23]" office:value-type="float" office:value="1080000" calcext:value-type="float">
            <text:p>1,080,00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J Cost Reduction</text:p>
          </table:table-cell>
          <table:table-cell/>
          <table:table-cell office:value-type="currency" office:currency="GBP" office:value="10000" calcext:value-type="currency">
            <text:p>£10,000.00</text:p>
          </table:table-cell>
          <table:table-cell/>
          <table:table-cell office:value-type="string" calcext:value-type="string">
            <text:p>Multiples of 5,000</text:p>
          </table:table-cell>
          <table:table-cell table:number-columns-repeated="2"/>
          <table:table-cell office:value-type="currency" office:currency="GBP" office:value="10000" calcext:value-type="currency">
            <text:p>£10,000.00</text:p>
          </table:table-cell>
          <table:table-cell/>
          <table:table-cell office:value-type="string" calcext:value-type="string">
            <text:p>Multiples of 5,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 Consultancy Fee – Marketing</text:p>
          </table:table-cell>
          <table:table-cell/>
          <table:table-cell office:value-type="currency" office:currency="GBP" office:value="50000" calcext:value-type="currency">
            <text:p>£50,000.00</text:p>
          </table:table-cell>
          <table:table-cell table:number-columns-repeated="4"/>
          <table:table-cell office:value-type="currency" office:currency="GBP" office:value="50000" calcext:value-type="currency">
            <text:p>£50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2 Purchase Competitor info</text:p>
          </table:table-cell>
          <table:table-cell table:content-validation-name="val1" office:value-type="string" calcext:value-type="string">
            <text:p>Market Price Sales and Market Research (*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Plant</text:p>
          </table:table-cell>
          <table:table-cell table:content-validation-name="val2" office:value-type="string" calcext:value-type="string">
            <text:p>Neither</text:p>
          </table:table-cell>
          <table:table-cell office:value-type="currency" office:currency="GBP" office:value="65000" calcext:value-type="currency">
            <text:p>£65,000.0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 Sub-total of costs (lines F1 to L)</text:p>
          </table:table-cell>
          <table:table-cell/>
          <table:table-cell table:formula="of:=SUM([.C14:.C28])" office:value-type="currency" office:currency="GBP" office:value="14525500" calcext:value-type="currency">
            <text:p>£14,525,500.00</text:p>
          </table:table-cell>
          <table:table-cell/>
          <table:table-cell office:value-type="string" calcext:value-type="string">
            <text:p>Unit cost</text:p>
          </table:table-cell>
          <table:table-cell table:number-columns-repeated="2"/>
          <table:table-cell table:formula="of:=SUM([.H14:.H28])" office:value-type="currency" office:currency="GBP" office:value="1140000" calcext:value-type="currency">
            <text:p>£1,140,000.00</text:p>
          </table:table-cell>
          <table:table-cell/>
          <table:table-cell office:value-type="string" calcext:value-type="string">
            <text:p>Unit co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1 Competitor Info cost (Line K2 x unit cost)</text:p>
          </table:table-cell>
          <table:table-cell/>
          <table:table-cell office:value-type="currency" office:currency="GBP" office:value="75000" calcext:value-type="currency">
            <text:p>£75,000.0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currency" office:currency="GBP" office:value="70000" calcext:value-type="currency">
            <text:p>£70,000.0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Production Fixed Costs</text:p>
          </table:table-cell>
          <table:table-cell table:style-name="Default"/>
          <table:table-cell office:value-type="currency" office:currency="GBP" office:value="3300000" calcext:value-type="currency">
            <text:p>£3,300,000.00</text:p>
          </table:table-cell>
          <table:table-cell table:number-columns-repeated="4"/>
          <table:table-cell office:value-type="currency" office:currency="GBP" office:value="3300000" calcext:value-type="currency">
            <text:p>£3,300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 Creditors</text:p>
          </table:table-cell>
          <table:table-cell/>
          <table:table-cell office:value-type="currency" office:currency="GBP" office:value="1794000" calcext:value-type="currency">
            <text:p>£1,794,000.00</text:p>
          </table:table-cell>
          <table:table-cell table:number-columns-repeated="4"/>
          <table:table-cell office:value-type="currency" office:currency="GBP" office:value="1400000" calcext:value-type="currency">
            <text:p>£1,400,00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 Tax Payable (at end of financial year)</text:p>
          </table:table-cell>
          <table:table-cell/>
          <table:table-cell office:value-type="currency" office:currency="GBP" office:value="106210" calcext:value-type="currency">
            <text:p>£106,210.00</text:p>
          </table:table-cell>
          <table:table-cell table:number-columns-repeated="4"/>
          <table:table-cell office:value-type="currency" office:currency="GBP" office:value="0" calcext:value-type="currency">
            <text:p>£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 Total Cash Allocations (line M to P)</text:p>
          </table:table-cell>
          <table:table-cell/>
          <table:table-cell table:formula="of:=SUM([.C30:.C34])" office:value-type="currency" office:currency="GBP" office:value="19800710" calcext:value-type="currency">
            <text:p>£19,800,710.00</text:p>
          </table:table-cell>
          <table:table-cell table:number-columns-repeated="4"/>
          <table:table-cell table:formula="of:=SUM([.H30:.H34])" office:value-type="currency" office:currency="GBP" office:value="5910000" calcext:value-type="currency">
            <text:p>£5,910,00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 ‘Cash’ at end of Last Period (to the nearest £1,000)</text:p>
          </table:table-cell>
          <table:table-cell/>
          <table:table-cell office:value-type="currency" office:currency="GBP" office:value="20265130" calcext:value-type="currency">
            <text:p>£20,265,130.00</text:p>
          </table:table-cell>
          <table:table-cell table:number-columns-repeated="4"/>
          <table:table-cell office:value-type="currency" office:currency="GBP" office:value="20306000" calcext:value-type="currency">
            <text:p>£20,306,0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&amp;T </text:p>
          </table:table-cell>
          <table:table-cell table:content-validation-name="val3" office:value-type="string" calcext:value-type="string">
            <text:p>Repay</text:p>
          </table:table-cell>
          <table:table-cell table:number-columns-repeated="5"/>
          <table:table-cell office:value-type="currency" office:currency="GBP" office:value="500000" calcext:value-type="currency">
            <text:p>£500,000.00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2" table:number-columns-repeated="5"/>
          <table:table-cell table:number-columns-repeated="6"/>
        </table:table-row>
        <table:table-row table:style-name="ro1">
          <table:table-cell/>
          <table:table-cell table:style-name="ce12" table:number-columns-repeated="5"/>
          <table:table-cell office:value-type="string" calcext:value-type="string">
            <text:p>Total Spent</text:p>
          </table:table-cell>
          <table:table-cell table:formula="of:=[.H35]+[.H37]" office:value-type="currency" office:currency="GBP" office:value="6410000" calcext:value-type="currency">
            <text:p>£6,410,000.00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string" calcext:value-type="string">
            <text:p>Total Left over</text:p>
          </table:table-cell>
          <table:table-cell table:formula="of:=[.H36]-[.H40]" office:value-type="currency" office:currency="GBP" office:value="13896000" calcext:value-type="currency">
            <text:p>£13,896,000.00</text:p>
          </table:table-cell>
          <table:table-cell table:number-columns-repeated="4"/>
        </table:table-row>
      </table:table>
      <table:table table:name="Week1 Results" table:style-name="ta1">
        <office:forms form:automatic-focus="false" form:apply-design-mode="false"/>
        <table:table-column table:style-name="co20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nit labour alpha</text:p>
          </table:table-cell>
          <table:table-cell office:value-type="float" office:value="15.43" calcext:value-type="float">
            <text:p>15.43</text:p>
          </table:table-cell>
        </table:table-row>
        <table:table-row table:style-name="ro1">
          <table:table-cell office:value-type="string" calcext:value-type="string">
            <text:p>Unit labour delta</text:p>
          </table:table-cell>
          <table:table-cell office:value-type="float" office:value="30.86" calcext:value-type="float">
            <text:p>30.86</text:p>
          </table:table-cell>
        </table:table-row>
        <table:table-row table:style-name="ro1">
          <table:table-cell office:value-type="string" calcext:value-type="string">
            <text:p>Materials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string" calcext:value-type="string">
            <text:p>After Reduction of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Units avilable</text:p>
          </table:table-cell>
          <table:table-cell office:value-type="float" office:value="550000" calcext:value-type="float">
            <text:p>550000</text:p>
          </table:table-cell>
        </table:table-row>
        <table:table-row table:style-name="ro1">
          <table:table-cell office:value-type="string" calcext:value-type="string">
            <text:p>Productions cost</text:p>
          </table:table-cell>
          <table:table-cell office:value-type="float" office:value="3300000" calcext:value-type="float">
            <text:p>3300000</text:p>
          </table:table-cell>
        </table:table-row>
        <table:table-row table:style-name="ro1">
          <table:table-cell office:value-type="string" calcext:value-type="string">
            <text:p>Pdevelopment alpha</text:p>
          </table:table-cell>
          <table:table-cell table:style-name="ce2" office:value-type="percentage" office:value="0.04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Development delta</text:p>
          </table:table-cell>
          <table:table-cell table:style-name="ce2" office:value-type="percentage" office:value="0.15" calcext:value-type="percentage">
            <text:p>15.00%</text:p>
          </table:table-cell>
        </table:table-row>
        <table:table-row table:style-name="ro1">
          <table:table-cell office:value-type="string" calcext:value-type="string">
            <text:p>Contract alpha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Contract delta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Max loan</text:p>
          </table:table-cell>
          <table:table-cell office:value-type="float" office:value="25000000" calcext:value-type="float">
            <text:p>25000000</text:p>
          </table:table-cell>
        </table:table-row>
        <table:table-row table:style-name="ro1">
          <table:table-cell office:value-type="string" calcext:value-type="string">
            <text:p>Now available</text:p>
          </table:table-cell>
          <table:table-cell office:value-type="float" office:value="11698000" calcext:value-type="float">
            <text:p>11698000</text:p>
          </table:table-cell>
        </table:table-row>
        <table:table-row table:style-name="ro1">
          <table:table-cell office:value-type="string" calcext:value-type="string">
            <text:p>Pay Tax next period</text:p>
          </table:table-cell>
          <table:table-cell office:value-type="float" office:value="106210" calcext:value-type="float">
            <text:p>106210</text:p>
          </table:table-cell>
        </table:table-row>
        <table:table-row table:style-name="ro1">
          <table:table-cell office:value-type="string" calcext:value-type="string">
            <text:p>Tax carried forw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ct im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image</text:p>
          </table:table-cell>
          <table:table-cell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17:54:57.149001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21:20:52.682144300</meta:creation-date>
    <dc:date>2016-11-07T18:55:46.106397078</dc:date>
    <meta:editing-duration>PT33M3S</meta:editing-duration>
    <meta:editing-cycles>8</meta:editing-cycles>
    <meta:generator>LibreOffice/5.0.6.2$Linux_X86_64 LibreOffice_project/00m0$Build-2</meta:generator>
    <meta:document-statistic meta:table-count="6" meta:cell-count="696" meta:object-count="0"/>
  </office:meta>
</office:document-meta>
</file>